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6" style:family="paragraph" style:parent-style-name="Heading_20_1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</style:style>
    <style:style style:name="P7" style:family="paragraph" style:parent-style-name="Standard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8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</style:style>
    <style:style style:name="P9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0" style:family="paragraph" style:parent-style-name="Standard" style:list-style-name="WWNum1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1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style:font-size-asian="14pt" style:font-weight-asian="normal" style:font-size-complex="14pt" style:font-weight-complex="normal"/>
    </style:style>
    <style:style style:name="P13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14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17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text-line-through-style="solid" style:text-line-through-type="single"/>
    </style:style>
    <style:style style:name="P19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  <style:text-properties style:text-line-through-style="solid" style:text-line-through-type="single"/>
    </style:style>
    <style:style style:name="P20" style:family="paragraph" style:parent-style-name="Text_20_body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81e"/>
    </style:style>
    <style:style style:name="T3" style:family="text">
      <style:text-properties fo:language="en" fo:country="US" officeooo:rsid="001c7f77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fo:color="#000000" loext:opacity="100%" style:font-name="Times New Roman" fo:font-size="14pt" style:text-underline-style="none" style:font-size-asian="14pt" style:font-size-complex="14pt"/>
    </style:style>
    <style:style style:name="T11" style:family="text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text-line-through-style="solid" style:text-line-through-type="single" style:font-name="Times New Roman" fo:font-size="14pt" style:text-underline-style="none" style:font-size-asian="14pt" style:font-size-complex="14pt"/>
    </style:style>
    <style:style style:name="T13" style:family="text">
      <style:text-properties fo:color="#000080" loext:opacity="100%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style:text-line-through-style="solid" style:text-line-through-type="single"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15d81e"/>
    </style:style>
    <style:style style:name="T17" style:family="text">
      <style:text-properties officeooo:rsid="001c7f77"/>
    </style:style>
    <style:style style:name="T18" style:family="text">
      <style:text-properties fo:language="ru" fo:country="RU" officeooo:rsid="001c7f77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П</text:span><text:span text:style-name="T5">отыкать интерфейс: </text:span><text:span text:style-name="T4">ForRobot\bin\Release</text:span></text:p>
      <text:p text:style-name="P4">Библиотеки (возможные):</text:p>
      <text:list text:style-name="WWNum2aa">
        <text:list-item>
          <text:p text:style-name="P7"><text:span text:style-name="T4">StreamJsonRpc </text:span><text:span text:style-name="T7">(???)</text:span><text:span text:style-name="T4">;</text:span></text:p>
        </text:list-item>
        <text:list-item>
          <text:p text:style-name="P7"><text:a xlink:type="simple" xlink:href="https://github.com/Astn/JSON-RPC.NET" text:style-name="Standard" text:visited-style-name="Standard"><text:span text:style-name="T11">JSON-RPC.NET </text:span></text:a><text:span text:style-name="T11">(???);</text:span></text:p>
        </text:list-item>
        <text:list-item>
          <text:h text:style-name="P6" text:outline-level="1"><text:span text:style-name="T4">WebSocketShar</text:span><text:span text:style-name="T7">p (???);</text:span></text:h>
        </text:list-item>
        <text:list-item>
          <text:p text:style-name="P20">SSH.NET (???).</text:p>
        </text:list-item>
      </text:list>
      <text:p text:style-name="P5"><text:span text:style-name="T5">На отдельном ПК: </text:span><text:span text:style-name="T4">да</text:span></text:p>
      <text:p text:style-name="P4">Сценарий:</text:p>
      <text:list xml:id="list1691751681" text:style-name="WWNum3aa">
        <text:list-item>
          <text:p text:style-name="P11">Изменяется переменная в интерфейсе;</text:p>
        </text:list-item>
        <text:list-item>
          <text:p text:style-name="P18"><text:span text:style-name="T4">Отправлять команды с передачей праметров в </text:span><text:span text:style-name="T7">putty</text:span><text:span text:style-name="T4">:</text:span></text:p>
        </text:list-item>
      </text:list>
      <text:list text:style-name="WWNum4aa">
        <text:list-item>
          <text:list>
            <text:list-item>
              <text:p text:style-name="P19"><text:span text:style-name="T4">Аргументом в процесс (</text:span><text:span text:style-name="T8">сомниттельно</text:span><text:span text:style-name="T4">);</text:span></text:p>
            </text:list-item>
            <text:list-item>
              <text:p text:style-name="P8"><text:span text:style-name="T15">Через библиотеку </text:span><text:a xlink:type="simple" xlink:href="https://github.com/Astn/JSON-RPC.NET" text:style-name="Standard" text:visited-style-name="Standard"><text:span text:style-name="T12">JSON-RPC.NET </text:span></text:a></text:p>
            </text:list-item>
          </text:list>
        </text:list-item>
      </text:list>
      <text:list xml:id="list165907459127079" text:continue-list="list1691751681" text:style-name="WWNum3aa">
        <text:list-item>
          <text:p text:style-name="P9"><text:span text:style-name="T4">Или в обход </text:span><text:span text:style-name="T7">putty, </text:span><text:span text:style-name="T4">через </text:span><text:span text:style-name="T7">SSH.NET</text:span></text:p>
        </text:list-item>
        <text:list-item>
          <text:p text:style-name="P17">Дальше надо смотреть как работает основная программа и как данные будут приниматься</text:p>
        </text:list-item>
      </text:list>
      <text:p text:style-name="P4">Полезное:</text:p>
      <text:list xml:id="list2123565198" text:style-name="WWNum1aa">
        <text:list-item>
          <text:p text:style-name="P10"><text:a xlink:type="simple" xlink:href="https://stackoverflow-com.translate.goog/questions/27592329/run-unix-commands-using-putty-in-c-sharp?_x_tr_sl=auto&amp;_x_tr_tl=ru&amp;_x_tr_hl=ru" text:style-name="Standard" text:visited-style-name="Standard"><text:span text:style-name="T13">https://stackoverflow-com.translate.goog/questions/27592329/run-unix-commands-using-putty-in-c-sharp?_x_tr_sl=auto&amp;_x_tr_tl=ru&amp;_x_tr_hl=ru</text:span></text:a><text:span text:style-name="T4"> (отправка команд в </text:span><text:span text:style-name="T7">putty в</text:span><text:span text:style-name="T4">ходящим аргументом)</text:span></text:p>
        </text:list-item>
        <text:list-item>
          <text:p text:style-name="P10"><text:a xlink:type="simple" xlink:href="https://stackoverflow-com.translate.goog/questions/30883237/how-to-run-commands-on-ssh-server-in-c?_x_tr_sl=auto&amp;_x_tr_tl=ru&amp;_x_tr_hl=ru#44797940" text:style-name="Standard" text:visited-style-name="Standard"><text:span text:style-name="T13">https://stackoverflow-com.translate.goog/questions/30883237/how-to-run-commands-on-ssh-server-in-c?_x_tr_sl=auto&amp;_x_tr_tl=ru&amp;_x_tr_hl=ru#44797940</text:span></text:a><text:span text:style-name="T4"> (пример использования </text:span><text:span text:style-name="T9">SSH.NET</text:span><text:span text:style-name="T4">)</text:span></text:p>
        </text:list-item>
        <text:list-item>
          <text:p text:style-name="P10"><text:a xlink:type="simple" xlink:href="https://github-com.translate.goog/sshnet/SSH.NET?_x_tr_sl=auto&amp;_x_tr_tl=ru&amp;_x_tr_hl=ru" text:style-name="Standard" text:visited-style-name="Standard"><text:span text:style-name="T13">https://github-com.translate.goog/sshnet/SSH.NET?_x_tr_sl=auto&amp;_x_tr_tl=ru&amp;_x_tr_hl=ru</text:span></text:a><text:span text:style-name="T4"> (SSH.NET)</text:span></text:p>
        </text:list-item>
        <text:list-item>
          <text:p text:style-name="P10"><text:a xlink:type="simple" xlink:href="https://github.com/Astn/JSON-RPC.NET/wiki/Getting-Started-(Sockets)" text:style-name="Standard" text:visited-style-name="Standard"><text:span text:style-name="T13">https://github.com/Astn/JSON-RPC.NET/wiki/Getting-Started-(Sockets)</text:span></text:a><text:span text:style-name="T4"> (</text:span><text:a xlink:type="simple" xlink:href="https://github.com/Astn/JSON-RPC.NET" text:style-name="Standard" text:visited-style-name="Standard"><text:span text:style-name="T10">JSON-RPC.NET</text:span></text:a><text:span text:style-name="T4">)</text:span></text:p>
        </text:list-item>
      </text:list>
      <text:p text:style-name="P1"/>
      <text:p text:style-name="P1"/>
      <text:list xml:id="list165906871282751" text:continue-numbering="true" text:style-name="WWNum1aa">
        <text:list-item>
          <text:p text:style-name="P10"><text:a xlink:type="simple" xlink:href="https://www-tpeczek-com.translate.goog/2020/06/json-rpc-in-aspnet-core-with.html?_x_tr_sl=en&amp;_x_tr_tl=ru&amp;_x_tr_hl=ru&amp;_x_tr_pto=sc" text:style-name="Standard" text:visited-style-name="Standard"><text:span text:style-name="T13">https://www-tpeczek-com.translate.goog/2020/06/json-rpc-in-aspnet-core-with.html?_x_tr_sl=en&amp;_x_tr_tl=ru&amp;_x_tr_hl=ru&amp;_x_tr_pto=sc</text:span></text:a><text:span text:style-name="T4"> (про </text:span><text:span text:style-name="T7">JsonRCP </text:span><text:span text:style-name="T4">в </text:span><text:soft-page-break/><text:span text:style-name="T7">C#</text:span><text:span text:style-name="T4">)</text:span></text:p>
        </text:list-item>
        <text:list-item>
          <text:p text:style-name="P12"><text:a xlink:type="simple" xlink:href="https://www-appsloveworld-com.translate.goog/csharp/100/465/jsonrpc-client-over-websocket-c?_x_tr_sl=en&amp;_x_tr_tl=ru&amp;_x_tr_hl=ru&amp;_x_tr_pto=sc" text:style-name="Standard" text:visited-style-name="Standard"><text:span text:style-name="T14">https://www-appsloveworld-com.translate.goog/csharp/100/465/jsonrpc-client-over-websocket-c?_x_tr_sl=en&amp;_x_tr_tl=ru&amp;_x_tr_hl=ru&amp;_x_tr_pto=sc</text:span></text:a> <text:span text:style-name="T1">(</text:span>и <text:span text:style-name="T1">WebSocket)</text:span></text:p>
        </text:list-item>
        <text:list-item>
          <text:p text:style-name="P13"><text:a xlink:type="simple" xlink:href="https://jonathancrozier-com.translate.goog/blog/implementing-the-request-response-pattern-using-c-sharp-with-json-rpc-and-websockets?_x_tr_sl=en&amp;_x_tr_tl=ru&amp;_x_tr_hl=ru&amp;_x_tr_pto=sc" text:style-name="Internet_20_link" text:visited-style-name="Visited_20_Internet_20_Link">https://jonathancrozier-com.translate.goog/blog/implementing-the-request-response-pattern-using-c-sharp-with-json-rpc-and-websockets?_x_tr_sl=en&amp;_x_tr_tl=ru&amp;_x_tr_hl=ru&amp;_x_tr_pto=sc</text:a> <text:span text:style-name="T16">(</text:span><text:span text:style-name="T2">JsonRCP </text:span><text:span text:style-name="T1">и WebSocket</text:span><text:span text:style-name="T16">)</text:span></text:p>
        </text:list-item>
        <text:list-item>
          <text:p text:style-name="P13"><text:a xlink:type="simple" xlink:href="https://github.com/09th/KRC-RPC/tree/main?tab=readme-ov-file" text:style-name="Internet_20_link" text:visited-style-name="Visited_20_Internet_20_Link">https://github.com/09th/KRC-RPC/tree/main?tab=readme-ov-file</text:a></text:p>
        </text:list-item>
        <text:list-item>
          <text:p text:style-name="P13"><text:a xlink:type="simple" xlink:href="https://github.com/Montellese/xbmc-jsonrpc-sharp/blob/master/xbmc-jsonrpc-sharp/Player/XbmcPlayerState.cs" text:style-name="Internet_20_link" text:visited-style-name="Visited_20_Internet_20_Link">https://github.com/Montellese/xbmc-jsonrpc-sharp/blob/master/xbmc-jsonrpc-sharp/Player/XbmcPlayerState.cs</text:a></text:p>
        </text:list-item>
        <text:list-item>
          <text:p text:style-name="P13"><text:a xlink:type="simple" xlink:href="https://github-com.translate.goog/xunit/xunit/issues/2587?_x_tr_sl=en&amp;_x_tr_tl=ru&amp;_x_tr_hl=ru&amp;_x_tr_pto=sc" text:style-name="Internet_20_link" text:visited-style-name="Visited_20_Internet_20_Link">https://github-com.translate.goog/xunit/xunit/issues/2587?_x_tr_sl=en&amp;_x_tr_tl=ru&amp;_x_tr_hl=ru&amp;_x_tr_pto=sc</text:a></text:p>
        </text:list-item>
        <text:list-item>
          <text:p text:style-name="P13"><text:a xlink:type="simple" xlink:href="https://stackoverflow-com.translate.goog/questions/38241875/task-wait-not-waiting-for-task-to-finish?_x_tr_sl=en&amp;_x_tr_tl=ru&amp;_x_tr_hl=ru&amp;_x_tr_pto=sc" text:style-name="Internet_20_link" text:visited-style-name="Visited_20_Internet_20_Link">https://stackoverflow-com.translate.goog/questions/38241875/task-wait-not-waiting-for-task-to-finish?_x_tr_sl=en&amp;_x_tr_tl=ru&amp;_x_tr_hl=ru&amp;_x_tr_pto=sc</text:a> <text:span text:style-name="T17">(</text:span><text:span text:style-name="T3">async </text:span><text:span text:style-name="T18">без </text:span><text:span text:style-name="T3">deadlock</text:span><text:span text:style-name="T17">)</text:span></text:p>
        </text:list-item>
        <text:list-item>
          <text:p text:style-name="P13"/>
        </text:list-item>
      </text:list>
      <text:p text:style-name="P3"/>
      <text:list xml:id="list165907951523313" text:continue-numbering="true" text:style-name="WWNum1aa">
        <text:list-header>
          <text:p text:style-name="P14">Вопросы:</text:p>
        </text:list-header>
      </text:list>
      <text:list xml:id="list3323974450" text:style-name="L1">
        <text:list-item>
          <text:p text:style-name="P15">Хорошо… Т. е. пользователь изменяет переменную на интерфейсе → она где-то записывается, а потом при вызове программы считывается и программа с ней работаети Или я неправельно поняла? Я вооще про то как этот обмен данными будет устроен</text:p>
        </text:list-item>
      </text:list>
      <text:p text:style-name="P2"/>
      <text:list xml:id="list165907843143671" text:continue-numbering="true" text:style-name="L1">
        <text:list-item>
          <text:p text:style-name="P16">Вы ещё говорили, что неплохо было бы, чтобы и у пользователей на интерфейсе отображалось состояние данных. Как отслеживать, если они передаются, это понятно, а готовность передачи? Можно по запуску генератора, только тогда нужно чтобы при прерваном запуске генератор выдавал исключение, а интерфейс по его присутсявию показывал ошибку или готовность. Пойдёт?</text:p>
        </text:list-item>
        <text:list-item>
          <text:p text:style-name="P16"><text:soft-page-break/>А при генерации новая программа — это перезапись старой или прям нова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tyle="normal" style:font-style-asian="normal" style:font-style-complex="normal"/>
    </style:style>
    <style:style style:name="ListLabel_20_20" style:display-name="ListLabel 20" style:family="text">
      <style:text-properties fo:font-style="normal" style:font-style-asian="normal" style:font-style-complex="normal"/>
    </style:style>
    <style:style style:name="ListLabel_20_21" style:display-name="ListLabel 21" style:family="text">
      <style:text-properties fo:font-style="normal" style:font-style-asian="normal" style:font-style-complex="normal"/>
    </style:style>
    <style:style style:name="ListLabel_20_22" style:display-name="ListLabel 22" style:family="text">
      <style:text-properties fo:font-style="normal" style:font-style-asian="normal" style:font-style-complex="normal"/>
    </style:style>
    <style:style style:name="ListLabel_20_23" style:display-name="ListLabel 23" style:family="text">
      <style:text-properties fo:font-style="normal" style:font-style-asian="normal" style:font-style-complex="normal"/>
    </style:style>
    <style:style style:name="ListLabel_20_24" style:display-name="ListLabel 24" style:family="text">
      <style:text-properties fo:font-style="normal" style:font-style-asian="normal" style:font-style-complex="normal"/>
    </style:style>
    <style:style style:name="ListLabel_20_25" style:display-name="ListLabel 25" style:family="text">
      <style:text-properties fo:font-style="normal" style:font-style-asian="normal" style:font-style-complex="normal"/>
    </style:style>
    <style:style style:name="ListLabel_20_26" style:display-name="ListLabel 26" style:family="text">
      <style:text-properties fo:font-style="normal" style:font-style-asian="normal" style:font-style-complex="normal"/>
    </style:style>
    <style:style style:name="ListLabel_20_27" style:display-name="ListLabel 27" style:family="text">
      <style:text-properties fo:font-style="normal" style:font-style-asian="normal" style:font-style-complex="normal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>
      <style:text-properties fo:font-style="normal" style:font-style-asian="normal" style:font-style-complex="normal"/>
    </style:style>
    <style:style style:name="ListLabel_20_66" style:display-name="ListLabel 66" style:family="text">
      <style:text-properties fo:font-style="normal" style:font-style-asian="normal" style:font-style-complex="normal"/>
    </style:style>
    <style:style style:name="ListLabel_20_67" style:display-name="ListLabel 67" style:family="text">
      <style:text-properties fo:font-style="normal" style:font-style-asian="normal" style:font-style-complex="normal"/>
    </style:style>
    <style:style style:name="ListLabel_20_68" style:display-name="ListLabel 68" style:family="text">
      <style:text-properties fo:font-style="normal" style:font-style-asian="normal" style:font-style-complex="normal"/>
    </style:style>
    <style:style style:name="ListLabel_20_69" style:display-name="ListLabel 69" style:family="text">
      <style:text-properties fo:font-style="normal" style:font-style-asian="normal" style:font-style-complex="normal"/>
    </style:style>
    <style:style style:name="ListLabel_20_70" style:display-name="ListLabel 70" style:family="text">
      <style:text-properties fo:font-style="normal" style:font-style-asian="normal" style:font-style-complex="normal"/>
    </style:style>
    <style:style style:name="ListLabel_20_71" style:display-name="ListLabel 71" style:family="text">
      <style:text-properties fo:font-style="normal" style:font-style-asian="normal" style:font-style-complex="normal"/>
    </style:style>
    <style:style style:name="ListLabel_20_72" style:display-name="ListLabel 72" style:family="text">
      <style:text-properties fo:font-style="normal" style:font-style-asian="normal" style:font-style-complex="normal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>
      <style:text-properties fo:font-style="normal" style:font-style-asian="normal" style:font-style-complex="normal"/>
    </style:style>
    <style:style style:name="ListLabel_20_111" style:display-name="ListLabel 111" style:family="text">
      <style:text-properties fo:font-style="normal" style:font-style-asian="normal" style:font-style-complex="normal"/>
    </style:style>
    <style:style style:name="ListLabel_20_112" style:display-name="ListLabel 112" style:family="text">
      <style:text-properties fo:font-style="normal" style:font-style-asian="normal" style:font-style-complex="normal"/>
    </style:style>
    <style:style style:name="ListLabel_20_113" style:display-name="ListLabel 113" style:family="text">
      <style:text-properties fo:font-style="normal" style:font-style-asian="normal" style:font-style-complex="normal"/>
    </style:style>
    <style:style style:name="ListLabel_20_114" style:display-name="ListLabel 114" style:family="text">
      <style:text-properties fo:font-style="normal" style:font-style-asian="normal" style:font-style-complex="normal"/>
    </style:style>
    <style:style style:name="ListLabel_20_115" style:display-name="ListLabel 115" style:family="text">
      <style:text-properties fo:font-style="normal" style:font-style-asian="normal" style:font-style-complex="normal"/>
    </style:style>
    <style:style style:name="ListLabel_20_116" style:display-name="ListLabel 116" style:family="text">
      <style:text-properties fo:font-style="normal" style:font-style-asian="normal" style:font-style-complex="normal"/>
    </style:style>
    <style:style style:name="ListLabel_20_117" style:display-name="ListLabel 117" style:family="text">
      <style:text-properties fo:font-style="normal" style:font-style-asian="normal" style:font-style-complex="normal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3H48M21S</meta:editing-duration>
    <meta:editing-cycles>19</meta:editing-cycles>
    <meta:generator>LibreOffice/7.4.4.2$Windows_x86 LibreOffice_project/85569322deea74ec9134968a29af2df5663baa21</meta:generator>
    <dc:date>2024-03-19T16:59:05.548000000</dc:date>
    <meta:document-statistic meta:table-count="0" meta:image-count="0" meta:object-count="0" meta:page-count="3" meta:paragraph-count="31" meta:word-count="214" meta:character-count="2626" meta:non-whitespace-character-count="2466"/>
  </office:meta>
</office:document-meta>
</file>